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72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8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17"/>
    <style:style style:name="ce3" style:family="table-cell" style:parent-style-name="Default" style:data-style-name="N4"/>
    <style:style style:name="ce4" style:family="table-cell" style:parent-style-name="Денежный" style:data-style-name="N2"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shapes>
          <draw:frame draw:z-index="0" draw:style-name="gr1" draw:text-style-name="P1" svg:width="109.87mm" svg:height="55.81mm" svg:x="93.67mm" svg:y="44.47mm">
            <loext:p draw:notify-on-update-of-ranges="Лист1.A12:Лист1.A12 Лист1.A12:Лист1.A19 Лист1.A12:Лист1.A19 Лист1.B12:Лист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1.11mm" svg:height="55.49mm" svg:x="93.38mm" svg:y="103.86mm">
            <loext:p draw:notify-on-update-of-ranges="Лист1.A24:Лист1.A31 Лист1.A24:Лист1.A31 Лист1.B24:Лист1.B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1.11mm" svg:height="55.49mm" svg:x="97.11mm" svg:y="165.53mm">
            <loext:p draw:notify-on-update-of-ranges="Лист1.A24:Лист1.A31 Лист1.A24:Лист1.A31 Лист1.B36:Лист1.B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1.11mm" svg:height="55.49mm" svg:x="97.11mm" svg:y="228.82mm">
            <loext:p draw:notify-on-update-of-ranges="Лист1.A24:Лист1.A31 Лист1.A24:Лист1.A31 Лист1.B48:Лист1.B5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1.11mm" svg:height="55.49mm" svg:x="97.11mm" svg:y="287.23mm">
            <loext:p draw:notify-on-update-of-ranges="Лист1.A24:Лист1.A31 Лист1.A24:Лист1.A31 Лист1.B60:Лист1.B6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1.11mm" svg:height="55.49mm" svg:x="97.11mm" svg:y="350.52mm">
            <loext:p draw:notify-on-update-of-ranges="Лист1.A24:Лист1.A31 Лист1.A24:Лист1.A31 Лист1.B72:Лист1.B7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3" table:number-columns-repeated="11" table:default-cell-style-name="ce1"/>
        <table:table-column table:style-name="co4" table:default-cell-style-name="ce4"/>
        <table:table-column table:style-name="co3" table:number-columns-repeated="1008" table:default-cell-style-name="ce1"/>
        <table:table-row table:style-name="ro1" table:number-rows-repeated="2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office:value-type="string" calcext:value-type="string">
            <text:p>пк1</text:p>
          </table:table-cell>
          <table:table-cell table:style-name="Default" office:value-type="string" calcext:value-type="string">
            <text:p>I5 3210m</text:p>
          </table:table-cell>
          <table:table-cell table:style-name="Default" office:value-type="string" calcext:value-type="string">
            <text:p>1-2</text:p>
          </table:table-cell>
          <table:table-cell table:style-name="Default" table:number-columns-repeated="21"/>
          <table:table-cell table:number-columns-repeated="1000"/>
        </table:table-row>
        <table:table-row table:style-name="ro1">
          <table:table-cell table:style-name="Default" office:value-type="string" calcext:value-type="string">
            <text:p>пк2</text:p>
          </table:table-cell>
          <table:table-cell table:style-name="Default" office:value-type="string" calcext:value-type="string">
            <text:p>i5 4210u</text:p>
          </table:table-cell>
          <table:table-cell table:style-name="Default" office:value-type="string" calcext:value-type="string">
            <text:p>3-4</text:p>
          </table:table-cell>
          <table:table-cell table:style-name="Default" table:number-columns-repeated="21"/>
          <table:table-cell table:number-columns-repeated="1000"/>
        </table:table-row>
        <table:table-row table:style-name="ro1">
          <table:table-cell table:style-name="Default" office:value-type="string" calcext:value-type="string">
            <text:p>пк3</text:p>
          </table:table-cell>
          <table:table-cell table:style-name="Default" office:value-type="string" calcext:value-type="string">
            <text:p>fx8320</text:p>
          </table:table-cell>
          <table:table-cell table:style-name="Default" office:value-type="string" calcext:value-type="string">
            <text:p>5-8</text:p>
          </table:table-cell>
          <table:table-cell table:style-name="Default" table:number-columns-repeated="21"/>
          <table:table-cell table:number-columns-repeated="1000"/>
        </table:table-row>
        <table:table-row table:style-name="ro1" table:number-rows-repeated="5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office:value-type="string" calcext:value-type="string">
            <text:p>гранулярность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0.0005" calcext:value-type="float">
            <text:p>0,00050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0.000391" calcext:value-type="float">
            <text:p>0,000391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0.009206" calcext:value-type="float">
            <text:p>0,009206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0.014947" calcext:value-type="float">
            <text:p>0,014947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0.018175" calcext:value-type="float">
            <text:p>0,018175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0.024928" calcext:value-type="float">
            <text:p>0,024928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0.025761" calcext:value-type="float">
            <text:p>0,025761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0.031215" calcext:value-type="float">
            <text:p>0,031215</text:p>
          </table:table-cell>
          <table:table-cell table:style-name="Default" table:number-columns-repeated="22"/>
          <table:table-cell table:number-columns-repeated="1000"/>
        </table:table-row>
        <table:table-row table:style-name="ro1" table:number-rows-repeated="3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office:value-type="string" calcext:value-type="string">
            <text:p>гранулярность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0.007161" calcext:value-type="float">
            <text:p>0,007161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0.003554" calcext:value-type="float">
            <text:p>0,003554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0.01003" calcext:value-type="float">
            <text:p>0,01003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0.01706" calcext:value-type="float">
            <text:p>0,01706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0.019248" calcext:value-type="float">
            <text:p>0,019248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0.02175" calcext:value-type="float">
            <text:p>0,02175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0.026685" calcext:value-type="float">
            <text:p>0,026685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0.027986" calcext:value-type="float">
            <text:p>0,027986</text:p>
          </table:table-cell>
          <table:table-cell table:style-name="Default" table:number-columns-repeated="22"/>
          <table:table-cell table:number-columns-repeated="1000"/>
        </table:table-row>
        <table:table-row table:style-name="ro1" table:number-rows-repeated="3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office:value-type="string" calcext:value-type="string">
            <text:p>гранулярность</text:p>
          </table:table-cell>
          <table:table-cell table:style-name="Default" office:value-type="float" office:value="300000" calcext:value-type="float">
            <text:p>30000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0.05686" calcext:value-type="float">
            <text:p>0,05686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0.026708" calcext:value-type="float">
            <text:p>0,026708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0.033791" calcext:value-type="float">
            <text:p>0,033791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0.027647" calcext:value-type="float">
            <text:p>0,027647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0.031833" calcext:value-type="float">
            <text:p>0,031833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0.029579" calcext:value-type="float">
            <text:p>0,029579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0.033984" calcext:value-type="float">
            <text:p>0,033984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0.032639" calcext:value-type="float">
            <text:p>0,032639</text:p>
          </table:table-cell>
          <table:table-cell table:style-name="Default" table:number-columns-repeated="22"/>
          <table:table-cell table:number-columns-repeated="1000"/>
        </table:table-row>
        <table:table-row table:style-name="ro1" table:number-rows-repeated="3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office:value-type="string" calcext:value-type="string">
            <text:p>гранулярность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0.359668" calcext:value-type="float">
            <text:p>0,359668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0.177396" calcext:value-type="float">
            <text:p>0,177396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0.155827" calcext:value-type="float">
            <text:p>0,155827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0.121922" calcext:value-type="float">
            <text:p>0,121922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0.102376" calcext:value-type="float">
            <text:p>0,102376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0.091" calcext:value-type="float">
            <text:p>0,09100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0.093133" calcext:value-type="float">
            <text:p>0,093133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0.0788" calcext:value-type="float">
            <text:p>0,078800</text:p>
          </table:table-cell>
          <table:table-cell table:style-name="Default" table:number-columns-repeated="22"/>
          <table:table-cell table:number-columns-repeated="1000"/>
        </table:table-row>
        <table:table-row table:style-name="ro1" table:number-rows-repeated="3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office:value-type="string" calcext:value-type="string">
            <text:p>гранулярность</text:p>
          </table:table-cell>
          <table:table-cell table:style-name="Default" office:value-type="float" office:value="30000000" calcext:value-type="float">
            <text:p>3000000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3.14753" calcext:value-type="float">
            <text:p>3,14753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1.92655" calcext:value-type="float">
            <text:p>1,92655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.27696" calcext:value-type="float">
            <text:p>1,276960</text:p>
          </table:table-cell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1.10076" calcext:value-type="float">
            <text:p>1,100760</text:p>
          </table:table-cell>
          <table:table-cell table:number-columns-repeated="102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0.840029" calcext:value-type="float">
            <text:p>0,840029</text:p>
          </table:table-cell>
          <table:table-cell table:number-columns-repeated="102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0.695006" calcext:value-type="float">
            <text:p>0,695006</text:p>
          </table:table-cell>
          <table:table-cell table:number-columns-repeated="102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0.57688" calcext:value-type="float">
            <text:p>0,576880</text:p>
          </table:table-cell>
          <table:table-cell table:number-columns-repeated="102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0.479641" calcext:value-type="float">
            <text:p>0,479641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гранулярность</text:p>
          </table:table-cell>
          <table:table-cell table:style-name="Default" office:value-type="float" office:value="300000000" calcext:value-type="float">
            <text:p>300000000</text:p>
          </table:table-cell>
          <table:table-cell table:number-columns-repeated="102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31.2702" calcext:value-type="float">
            <text:p>31,270200</text:p>
          </table:table-cell>
          <table:table-cell table:number-columns-repeated="102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17.7358" calcext:value-type="float">
            <text:p>17,735800</text:p>
          </table:table-cell>
          <table:table-cell table:number-columns-repeated="102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2.6333" calcext:value-type="float">
            <text:p>12,633300</text:p>
          </table:table-cell>
          <table:table-cell table:number-columns-repeated="102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10.7706" calcext:value-type="float">
            <text:p>10,770600</text:p>
          </table:table-cell>
          <table:table-cell table:number-columns-repeated="102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8.13489" calcext:value-type="float">
            <text:p>8,134890</text:p>
          </table:table-cell>
          <table:table-cell table:number-columns-repeated="102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6.72251" calcext:value-type="float">
            <text:p>6,722510</text:p>
          </table:table-cell>
          <table:table-cell table:number-columns-repeated="102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5.4591" calcext:value-type="float">
            <text:p>5,459100</text:p>
          </table:table-cell>
          <table:table-cell table:number-columns-repeated="102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4.53434" calcext:value-type="float">
            <text:p>4,534340</text:p>
          </table:table-cell>
          <table:table-cell table:number-columns-repeated="1022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text> </number:text>
      <number:number number:decimal-places="2" loext:min-decimal-places="2" number:min-integer-digits="1" number:grouping="true"/>
      <number:text> </number:text>
      <number:currency-symbol>р.</number:currency-symbol>
      <number:text> </number:text>
    </number:currency-style>
    <number:currency-style style:name="N110P1" style:volatile="true">
      <number:text>-</number:text>
      <number:number number:decimal-places="2" loext:min-decimal-places="2" number:min-integer-digits="1" number:grouping="true"/>
      <number:text> </number:text>
      <number:currency-symbol>р.</number:currency-symbol>
      <number:text> </number:text>
    </number:currency-style>
    <number:currency-style style:name="N110P2" style:volatile="true">
      <number:text> -</number:text>
      <number:number number:decimal-places="0" loext:min-decimal-places="0" number:min-integer-digits="2"/>
      <number:text> </number:text>
      <number:currency-symbol>р.</number:currency-symbol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7">
      <number:text> </number:text>
      <number:number number:decimal-places="2" loext:min-decimal-places="2" number:min-integer-digits="1" number:grouping="true"/>
      <number:text> </number:text>
      <number:currency-symbol>р.</number:currency-symbol>
      <number:text> </number:text>
    </number:currency-style>
    <number:currency-style style:name="N108">
      <number:text>-</number:text>
      <number:number number:decimal-places="2" loext:min-decimal-places="2" number:min-integer-digits="1" number:grouping="true"/>
      <number:text> </number:text>
      <number:currency-symbol>р.</number:currency-symbol>
      <number:text> </number:text>
    </number:currency-style>
    <number:currency-style style:name="N109">
      <number:text> -</number:text>
      <number:number number:decimal-places="0" loext:min-decimal-places="0" number:min-integer-digits="2"/>
      <number:text> </number:text>
      <number:currency-symbol>р.</number:currency-symbol>
      <number:text> </number:text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Денежный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.00.0000</text:date>, <text:time style:data-style-name="N2" text:time-value="19:51:33.7584582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nick</meta:initial-creator>
    <meta:creation-date>2017-03-22T15:05:19Z</meta:creation-date>
    <dc:date>2017-04-06T23:08:51.263636902</dc:date>
    <meta:editing-cycles>7</meta:editing-cycles>
    <meta:editing-duration>PT3H22M44S</meta:editing-duration>
    <meta:document-statistic meta:table-count="1" meta:cell-count="11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88cm" svg:height="5.582cm" xlink:href=".." xlink:type="simple" chart:class="chart:line" chart:style-name="ch1">
        <chart:plot-area chart:style-name="ch2" table:cell-range-address="Лист1.A12:Лист1.B19" chart:data-source-has-labels="both" svg:x="0.219cm" svg:y="0.111cm" svg:width="10.55cm" svg:height="5.36cm">
          <chartooo:coordinate-region svg:x="1.872cm" svg:y="0.311cm" svg:width="8.803cm" svg:height="4.513cm"/>
          <chart:axis chart:dimension="x" chart:name="primary-x" chart:style-name="ch3" chartooo:axis-type="auto">
            <chartooo:date-scale/>
            <chart:categories table:cell-range-address="Лист1.A12:Лист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12:Лист1.B19" chart:label-cell-address="Лист1.A12:Лист1.A1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  <draw:g>
                  <svg:desc>Лист1.A12:Лист1.A1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12:Лист1.A19</svg:desc>
                </draw:g>
              </table:table-cell>
              <table:table-cell office:value-type="float" office:value="0.0005">
                <text:p>0.0005</text:p>
                <draw:g>
                  <svg:desc>Лист1.B12:Лист1.B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9206">
                <text:p>0.009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947">
                <text:p>0.0149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8175">
                <text:p>0.0181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4928">
                <text:p>0.0249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5761">
                <text:p>0.0257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1215">
                <text:p>0.031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12cm" svg:height="5.55cm" xlink:href=".." xlink:type="simple" chart:class="chart:line" chart:style-name="ch1">
        <chart:plot-area chart:style-name="ch2" table:cell-range-address="Лист1.A24:Лист1.B31" chart:data-source-has-labels="both" svg:x="0.222cm" svg:y="0.111cm" svg:width="10.668cm" svg:height="5.328cm">
          <chartooo:coordinate-region svg:x="1.875cm" svg:y="0.31cm" svg:width="8.921cm" svg:height="4.482cm"/>
          <chart:axis chart:dimension="x" chart:name="primary-x" chart:style-name="ch3" chartooo:axis-type="auto">
            <chartooo:date-scale/>
            <chart:categories table:cell-range-address="Лист1.A24:Лист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4:Лист1.B31" chart:label-cell-address="Лист1.A24:Лист1.A3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  <draw:g>
                  <svg:desc>Лист1.A24:Лист1.A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4:Лист1.A31</svg:desc>
                </draw:g>
              </table:table-cell>
              <table:table-cell office:value-type="float" office:value="0.007161">
                <text:p>0.007161</text:p>
                <draw:g>
                  <svg:desc>Лист1.B24:Лист1.B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54">
                <text:p>0.0035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003">
                <text:p>0.010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706">
                <text:p>0.017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9248">
                <text:p>0.0192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175">
                <text:p>0.021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6685">
                <text:p>0.0266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7986">
                <text:p>0.027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12cm" svg:height="5.55cm" xlink:href=".." xlink:type="simple" chart:class="chart:line" chart:style-name="ch1">
        <chart:plot-area chart:style-name="ch2" table:cell-range-address="Лист1.A24:Лист1.A31 Лист1.B36:Лист1.B43" chart:data-source-has-labels="both" svg:x="0.222cm" svg:y="0.111cm" svg:width="10.668cm" svg:height="5.328cm">
          <chartooo:coordinate-region svg:x="1.875cm" svg:y="0.31cm" svg:width="8.921cm" svg:height="4.482cm"/>
          <chart:axis chart:dimension="x" chart:name="primary-x" chart:style-name="ch3" chartooo:axis-type="auto">
            <chartooo:date-scale/>
            <chart:categories table:cell-range-address="Лист1.A24:Лист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36:Лист1.B43" chart:label-cell-address="Лист1.A24:Лист1.A3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  <draw:g>
                  <svg:desc>Лист1.A24:Лист1.A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4:Лист1.A31</svg:desc>
                </draw:g>
              </table:table-cell>
              <table:table-cell office:value-type="float" office:value="0.05686">
                <text:p>0.05686</text:p>
                <draw:g>
                  <svg:desc>Лист1.B36:Лист1.B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6708">
                <text:p>0.0267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3791">
                <text:p>0.0337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7647">
                <text:p>0.0276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1833">
                <text:p>0.0318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9579">
                <text:p>0.0295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3984">
                <text:p>0.0339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2639">
                <text:p>0.0326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12cm" svg:height="5.55cm" xlink:href=".." xlink:type="simple" chart:class="chart:line" chart:style-name="ch1">
        <chart:plot-area chart:style-name="ch2" table:cell-range-address="Лист1.A24:Лист1.A31 Лист1.B48:Лист1.B55" chart:data-source-has-labels="both" svg:x="0.222cm" svg:y="0.111cm" svg:width="10.668cm" svg:height="5.328cm">
          <chartooo:coordinate-region svg:x="1.875cm" svg:y="0.31cm" svg:width="8.921cm" svg:height="4.482cm"/>
          <chart:axis chart:dimension="x" chart:name="primary-x" chart:style-name="ch3" chartooo:axis-type="auto">
            <chartooo:date-scale/>
            <chart:categories table:cell-range-address="Лист1.A24:Лист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48:Лист1.B55" chart:label-cell-address="Лист1.A24:Лист1.A3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  <draw:g>
                  <svg:desc>Лист1.A24:Лист1.A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4:Лист1.A31</svg:desc>
                </draw:g>
              </table:table-cell>
              <table:table-cell office:value-type="float" office:value="0.359668">
                <text:p>0.359668</text:p>
                <draw:g>
                  <svg:desc>Лист1.B48:Лист1.B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7396">
                <text:p>0.1773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5827">
                <text:p>0.1558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1922">
                <text:p>0.1219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2376">
                <text:p>0.1023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3133">
                <text:p>0.0931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88">
                <text:p>0.07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12cm" svg:height="5.55cm" xlink:href=".." xlink:type="simple" chart:class="chart:line" chart:style-name="ch1">
        <chart:plot-area chart:style-name="ch2" table:cell-range-address="Лист1.A24:Лист1.A31 Лист1.B60:Лист1.B67" chart:data-source-has-labels="both" svg:x="0.222cm" svg:y="0.111cm" svg:width="10.668cm" svg:height="5.328cm">
          <chartooo:coordinate-region svg:x="1.875cm" svg:y="0.31cm" svg:width="8.921cm" svg:height="4.482cm"/>
          <chart:axis chart:dimension="x" chart:name="primary-x" chart:style-name="ch3" chartooo:axis-type="auto">
            <chartooo:date-scale/>
            <chart:categories table:cell-range-address="Лист1.A24:Лист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60:Лист1.B67" chart:label-cell-address="Лист1.A24:Лист1.A3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  <draw:g>
                  <svg:desc>Лист1.A24:Лист1.A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4:Лист1.A31</svg:desc>
                </draw:g>
              </table:table-cell>
              <table:table-cell office:value-type="float" office:value="3.14753">
                <text:p>3.14753</text:p>
                <draw:g>
                  <svg:desc>Лист1.B60:Лист1.B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2655">
                <text:p>1.926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7696">
                <text:p>1.276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076">
                <text:p>1.100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40029">
                <text:p>0.8400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95006">
                <text:p>0.6950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7688">
                <text:p>0.576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79641">
                <text:p>0.4796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12cm" svg:height="5.55cm" xlink:href=".." xlink:type="simple" chart:class="chart:line" chart:style-name="ch1">
        <chart:plot-area chart:style-name="ch2" table:cell-range-address="Лист1.A24:Лист1.A31 Лист1.B72:Лист1.B79" chart:data-source-has-labels="both" svg:x="0.222cm" svg:y="0.111cm" svg:width="10.668cm" svg:height="5.328cm">
          <chartooo:coordinate-region svg:x="2.061cm" svg:y="0.31cm" svg:width="8.735cm" svg:height="4.482cm"/>
          <chart:axis chart:dimension="x" chart:name="primary-x" chart:style-name="ch3" chartooo:axis-type="auto">
            <chartooo:date-scale/>
            <chart:categories table:cell-range-address="Лист1.A24:Лист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72:Лист1.B79" chart:label-cell-address="Лист1.A24:Лист1.A3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  <draw:g>
                  <svg:desc>Лист1.A24:Лист1.A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4:Лист1.A31</svg:desc>
                </draw:g>
              </table:table-cell>
              <table:table-cell office:value-type="float" office:value="31.2702">
                <text:p>31.2702</text:p>
                <draw:g>
                  <svg:desc>Лист1.B72:Лист1.B7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7358">
                <text:p>17.73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6333">
                <text:p>12.6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7706">
                <text:p>10.77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13489">
                <text:p>8.134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72251">
                <text:p>6.722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4591">
                <text:p>5.4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53434">
                <text:p>4.534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